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2.695cm"/>
    </style:style>
    <style:style style:name="co9" style:family="table-column">
      <style:table-column-properties fo:break-before="auto" style:column-width="3.861cm"/>
    </style:style>
    <style:style style:name="co10" style:family="table-column">
      <style:table-column-properties fo:break-before="auto" style:column-width="1.03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3.47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/>
          <table:table-cell office:value-type="string" table:number-columns-spanned="2" table:number-rows-spanned="1">
            <text:p>initialisation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expression des besoins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solutions 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évalutation/bilan</text:p>
          </table:table-cell>
          <table:covered-table-cell/>
          <table:table-cell table:number-columns-repeated="2"/>
          <table:table-cell office:value-type="string" table:number-columns-spanned="2" table:number-rows-spanned="1">
            <text:p>répartition par activité </text:p>
          </table:table-cell>
          <table:covered-table-cell/>
          <table:table-cell table:number-columns-repeated="3"/>
          <table:table-cell office:value-type="string" table:number-columns-spanned="2" table:number-rows-spanned="1">
            <text:p>répartition globale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table:number-columns-repeated="2"/>
          <table:table-cell office:value-type="string">
            <text:p>production </text:p>
          </table:table-cell>
          <table:table-cell office:value-type="string">
            <text:p>qualité</text:p>
          </table:table-cell>
          <table:table-cell office:value-type="string">
            <text:p>gestion de projet</text:p>
          </table:table-cell>
          <table:table-cell/>
          <table:table-cell/>
          <table:table-cell office:value-type="string">
            <text:p>nb heures réalisées</text:p>
          </table:table-cell>
          <table:table-cell/>
          <table:table-cell office:value-type="string">
            <text:p>nb heures estimées</text:p>
          </table:table-cell>
        </table:table-row>
        <table:table-row table:style-name="ro1">
          <table:table-cell table:style-name="ce1" office:value-type="string">
            <text:p>Athony </text:p>
          </table:table-cell>
          <table:table-cell table:formula="of:=2+3+11" office:value-type="float" office:value="16">
            <text:p>16</text:p>
          </table:table-cell>
          <table:table-cell table:formula="of:=6+6+3" office:value-type="float" office:value="15">
            <text:p>15</text:p>
          </table:table-cell>
          <table:table-cell/>
          <table:table-cell table:style-name="ce1" office:value-type="string">
            <text:p>Athony </text:p>
          </table:table-cell>
          <table:table-cell table:formula="of:=4+4+2+5+0.5+4" office:value-type="float" office:value="19.5">
            <text:p>19,5</text:p>
          </table:table-cell>
          <table:table-cell table:formula="of:=2+3+2+2+1.5+2" office:value-type="float" office:value="12.5">
            <text:p>12,5</text:p>
          </table:table-cell>
          <table:table-cell/>
          <table:table-cell table:style-name="ce1" office:value-type="string">
            <text:p>Athony </text:p>
          </table:table-cell>
          <table:table-cell table:formula="of:=2+1.5+1+2.5+2+1.5+1.5+3+3.3+0" office:value-type="float" office:value="18.3">
            <text:p>18,3</text:p>
          </table:table-cell>
          <table:table-cell table:formula="of:=3+2+2+1+2+1.5+2+2+2+2" office:value-type="float" office:value="19.5">
            <text:p>19,5</text:p>
          </table:table-cell>
          <table:table-cell/>
          <table:table-cell table:style-name="ce1" office:value-type="string">
            <text:p>Athony </text:p>
          </table:table-cell>
          <table:table-cell table:number-columns-repeated="2"/>
          <table:table-cell/>
          <table:table-cell table:style-name="ce1" office:value-type="string">
            <text:p>Athony </text:p>
          </table:table-cell>
          <table:table-cell table:formula="of:=3+4+0.5+2+0.5+1+2.5+2+1.5+0.5" office:value-type="float" office:value="17.5">
            <text:p>17,5</text:p>
          </table:table-cell>
          <table:table-cell table:formula="of:=11+2+4+2+5+4+0.5+1+0.3+0" office:value-type="float" office:value="29.8">
            <text:p>29,8</text:p>
          </table:table-cell>
          <table:table-cell/>
          <table:table-cell/>
          <table:table-cell table:style-name="ce1" office:value-type="string">
            <text:p>Athony </text:p>
          </table:table-cell>
          <table:table-cell table:formula="of:=[.R3]+[.S3]+[.T3]" office:value-type="float" office:value="47.3">
            <text:p>47,3</text:p>
          </table:table-cell>
          <table:table-cell table:formula="of:=[.B3]+[.F3]+[.J3]+[.N3]" office:value-type="float" office:value="53.8">
            <text:p>53,8</text:p>
          </table:table-cell>
          <table:table-cell table:formula="of:=[.C3]+[.G3]+[.K3]+[.O3]" office:value-type="float" office:value="47">
            <text:p>47</text:p>
          </table:table-cell>
        </table:table-row>
        <table:table-row table:style-name="ro2">
          <table:table-cell table:style-name="ce1" office:value-type="string">
            <text:p>Victor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/>
          <table:table-cell table:style-name="ce1" office:value-type="string">
            <text:p>Victor</text:p>
          </table:table-cell>
          <table:table-cell table:formula="of:=5+4+3+4+4" office:value-type="float" office:value="20">
            <text:p>20</text:p>
          </table:table-cell>
          <table:table-cell table:formula="of:=2+3+2+2+4" office:value-type="float" office:value="13">
            <text:p>13</text:p>
          </table:table-cell>
          <table:table-cell/>
          <table:table-cell table:style-name="ce1" office:value-type="string">
            <text:p>Victor</text:p>
          </table:table-cell>
          <table:table-cell table:formula="of:=2.5+7" office:value-type="float" office:value="9.5">
            <text:p>9,5</text:p>
          </table:table-cell>
          <table:table-cell table:formula="of:=8+3" office:value-type="float" office:value="11">
            <text:p>11</text:p>
          </table:table-cell>
          <table:table-cell/>
          <table:table-cell table:style-name="ce1" office:value-type="string">
            <text:p>Victor</text:p>
          </table:table-cell>
          <table:table-cell table:number-columns-repeated="2"/>
          <table:table-cell/>
          <table:table-cell table:style-name="ce1" office:value-type="string">
            <text:p>Victor</text:p>
          </table:table-cell>
          <table:table-cell table:formula="of:=3.5+5+4+3+4+4+7+1.5" office:value-type="float" office:value="32">
            <text:p>32</text:p>
          </table:table-cell>
          <table:table-cell table:number-columns-repeated="2"/>
          <table:table-cell/>
          <table:table-cell table:style-name="ce1" office:value-type="string">
            <text:p>Victor</text:p>
          </table:table-cell>
          <table:table-cell table:formula="of:=[.R4]+[.S4]+[.T4]" office:value-type="float" office:value="32">
            <text:p>32</text:p>
          </table:table-cell>
          <table:table-cell table:formula="of:=[.B4]+[.F4]+[.J4]+[.N4]" office:value-type="float" office:value="33">
            <text:p>33</text:p>
          </table:table-cell>
          <table:table-cell table:formula="of:=[.C4]+[.G4]+[.K4]+[.O4]" office:value-type="float" office:value="27">
            <text:p>27</text:p>
          </table:table-cell>
        </table:table-row>
        <table:table-row table:style-name="ro2">
          <table:table-cell table:style-name="ce1" office:value-type="string">
            <text:p>Romain</text:p>
          </table:table-cell>
          <table:table-cell table:formula="of:=6+3" office:value-type="float" office:value="9">
            <text:p>9</text:p>
          </table:table-cell>
          <table:table-cell table:formula="of:=3+3" office:value-type="float" office:value="6">
            <text:p>6</text:p>
          </table:table-cell>
          <table:table-cell/>
          <table:table-cell table:style-name="ce1" office:value-type="string">
            <text:p>Romain</text:p>
          </table:table-cell>
          <table:table-cell table:formula="of:=3+2.5" office:value-type="float" office:value="5.5">
            <text:p>5,5</text:p>
          </table:table-cell>
          <table:table-cell table:formula="of:=3+1.5" office:value-type="float" office:value="4.5">
            <text:p>4,5</text:p>
          </table:table-cell>
          <table:table-cell/>
          <table:table-cell table:style-name="ce1" office:value-type="string">
            <text:p>Romain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table:style-name="ce1" office:value-type="string">
            <text:p>Romain</text:p>
          </table:table-cell>
          <table:table-cell table:number-columns-repeated="2"/>
          <table:table-cell/>
          <table:table-cell table:style-name="ce1" office:value-type="string">
            <text:p>Romain</text:p>
          </table:table-cell>
          <table:table-cell table:formula="of:=6+3+2.5+3+0+0+0+2+2+2" office:value-type="float" office:value="20.5">
            <text:p>20,5</text:p>
          </table:table-cell>
          <table:table-cell table:number-columns-repeated="2"/>
          <table:table-cell/>
          <table:table-cell table:style-name="ce1" office:value-type="string">
            <text:p>Romain</text:p>
          </table:table-cell>
          <table:table-cell table:formula="of:=[.R5]+[.S5]+[.T5]" office:value-type="float" office:value="20.5">
            <text:p>20,5</text:p>
          </table:table-cell>
          <table:table-cell table:formula="of:=[.B5]+[.F5]+[.J5]+[.N5]" office:value-type="float" office:value="17.5">
            <text:p>17,5</text:p>
          </table:table-cell>
          <table:table-cell table:formula="of:=[.C5]+[.G5]+[.K5]+[.O5]" office:value-type="float" office:value="16.5">
            <text:p>16,5</text:p>
          </table:table-cell>
        </table:table-row>
        <table:table-row table:style-name="ro1">
          <table:table-cell table:style-name="ce1" office:value-type="string">
            <text:p>Hoang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ce1" office:value-type="string">
            <text:p>Hoang</text:p>
          </table:table-cell>
          <table:table-cell table:formula="of:=4+2+4" office:value-type="float" office:value="10">
            <text:p>10</text:p>
          </table:table-cell>
          <table:table-cell table:formula="of:=4+1.5+3" office:value-type="float" office:value="8.5">
            <text:p>8,5</text:p>
          </table:table-cell>
          <table:table-cell/>
          <table:table-cell table:style-name="ce1" office:value-type="string">
            <text:p>Hoang</text:p>
          </table:table-cell>
          <table:table-cell table:number-columns-repeated="2" office:value-type="float" office:value="8">
            <text:p>8</text:p>
          </table:table-cell>
          <table:table-cell/>
          <table:table-cell table:style-name="ce1" office:value-type="string">
            <text:p>Hoang</text:p>
          </table:table-cell>
          <table:table-cell table:number-columns-repeated="2"/>
          <table:table-cell/>
          <table:table-cell table:style-name="ce1" office:value-type="string">
            <text:p>Hoang</text:p>
          </table:table-cell>
          <table:table-cell table:formula="of:=2+4+2+4+2+2+8" office:value-type="float" office:value="24">
            <text:p>24</text:p>
          </table:table-cell>
          <table:table-cell table:number-columns-repeated="2"/>
          <table:table-cell/>
          <table:table-cell table:style-name="ce1" office:value-type="string">
            <text:p>Hoang</text:p>
          </table:table-cell>
          <table:table-cell table:formula="of:=[.R6]+[.S6]+[.T6]" office:value-type="float" office:value="24">
            <text:p>24</text:p>
          </table:table-cell>
          <table:table-cell table:formula="of:=[.B6]+[.F6]+[.J6]+[.N6]" office:value-type="float" office:value="20">
            <text:p>20</text:p>
          </table:table-cell>
          <table:table-cell table:formula="of:=[.C6]+[.G6]+[.K6]+[.O6]" office:value-type="float" office:value="18.5">
            <text:p>18,5</text:p>
          </table:table-cell>
        </table:table-row>
        <table:table-row table:style-name="ro1">
          <table:table-cell table:style-name="ce1" office:value-type="string">
            <text:p>Okba</text:p>
          </table:table-cell>
          <table:table-cell table:formula="of:=3+4+1" office:value-type="float" office:value="8">
            <text:p>8</text:p>
          </table:table-cell>
          <table:table-cell table:formula="of:=1+2+1" office:value-type="float" office:value="4">
            <text:p>4</text:p>
          </table:table-cell>
          <table:table-cell/>
          <table:table-cell table:style-name="ce1" office:value-type="string">
            <text:p>Okba</text:p>
          </table:table-cell>
          <table:table-cell table:formula="of:=4+3+10" office:value-type="float" office:value="17">
            <text:p>17</text:p>
          </table:table-cell>
          <table:table-cell table:formula="of:=4+3+4" office:value-type="float" office:value="11">
            <text:p>11</text:p>
          </table:table-cell>
          <table:table-cell/>
          <table:table-cell table:style-name="ce1" office:value-type="string">
            <text:p>Okba</text:p>
          </table:table-cell>
          <table:table-cell table:formula="of:=10+5" office:value-type="float" office:value="15">
            <text:p>15</text:p>
          </table:table-cell>
          <table:table-cell table:formula="of:=8+8" office:value-type="float" office:value="16">
            <text:p>16</text:p>
          </table:table-cell>
          <table:table-cell/>
          <table:table-cell table:style-name="ce1" office:value-type="string">
            <text:p>Okba</text:p>
          </table:table-cell>
          <table:table-cell table:number-columns-repeated="2"/>
          <table:table-cell/>
          <table:table-cell table:style-name="ce1" office:value-type="string">
            <text:p>Okba</text:p>
          </table:table-cell>
          <table:table-cell table:formula="of:=3+4+4+3+10+10+5" office:value-type="float" office:value="39">
            <text:p>39</text:p>
          </table:table-cell>
          <table:table-cell table:number-columns-repeated="2"/>
          <table:table-cell/>
          <table:table-cell table:style-name="ce1" office:value-type="string">
            <text:p>Okba</text:p>
          </table:table-cell>
          <table:table-cell table:formula="of:=[.R7]+[.S7]+[.T7]" office:value-type="float" office:value="39">
            <text:p>39</text:p>
          </table:table-cell>
          <table:table-cell table:formula="of:=[.B7]+[.F7]+[.J7]+[.N7]" office:value-type="float" office:value="40">
            <text:p>40</text:p>
          </table:table-cell>
          <table:table-cell table:formula="of:=[.C7]+[.G7]+[.K7]+[.O7]" office:value-type="float" office:value="31">
            <text:p>31</text:p>
          </table:table-cell>
        </table:table-row>
        <table:table-row table:style-name="ro2">
          <table:table-cell table:style-name="ce1" office:value-type="string">
            <text:p>Simon</text:p>
          </table:table-cell>
          <table:table-cell table:formula="of:=2+13.5+1+1+2" office:value-type="float" office:value="19.5">
            <text:p>19,5</text:p>
          </table:table-cell>
          <table:table-cell table:formula="of:=2+3+1+3+3" office:value-type="float" office:value="12">
            <text:p>12</text:p>
          </table:table-cell>
          <table:table-cell/>
          <table:table-cell table:style-name="ce1" office:value-type="string">
            <text:p>Simon</text:p>
          </table:table-cell>
          <table:table-cell table:formula="of:=1+0.5+1+1+3.5+1.5+1+1.5+1+3.5" office:value-type="float" office:value="15.5">
            <text:p>15,5</text:p>
          </table:table-cell>
          <table:table-cell table:formula="of:=1+1+2+1+3+1+1+1+2" office:value-type="float" office:value="13">
            <text:p>13</text:p>
          </table:table-cell>
          <table:table-cell/>
          <table:table-cell table:style-name="ce1" office:value-type="string">
            <text:p>Simon</text:p>
          </table:table-cell>
          <table:table-cell table:formula="of:=5+2+1+1+0.5+1+1+0.5+1" office:value-type="float" office:value="13">
            <text:p>13</text:p>
          </table:table-cell>
          <table:table-cell table:formula="of:=3+1+1+1.5+1+1+1+1+1" office:value-type="float" office:value="11.5">
            <text:p>11,5</text:p>
          </table:table-cell>
          <table:table-cell/>
          <table:table-cell table:style-name="ce1" office:value-type="string">
            <text:p>Simon</text:p>
          </table:table-cell>
          <table:table-cell table:number-columns-repeated="2"/>
          <table:table-cell/>
          <table:table-cell table:style-name="ce1" office:value-type="string">
            <text:p>Simon</text:p>
          </table:table-cell>
          <table:table-cell table:formula="of:=2+3.5+5+2+1" office:value-type="float" office:value="13.5">
            <text:p>13,5</text:p>
          </table:table-cell>
          <table:table-cell table:formula="of:=1+1+3.5+0" office:value-type="float" office:value="5.5">
            <text:p>5,5</text:p>
          </table:table-cell>
          <table:table-cell table:formula="of:=13.5+2+1+1+1+0.5++1+1.5+1.5+1+1+0.5+1+1+0.5+1+0+0+0" office:value-type="float" office:value="29">
            <text:p>29</text:p>
          </table:table-cell>
          <table:table-cell/>
          <table:table-cell table:style-name="ce1" office:value-type="string">
            <text:p>Simon</text:p>
          </table:table-cell>
          <table:table-cell table:formula="of:=[.R8]+[.S8]+[.T8]" office:value-type="float" office:value="48">
            <text:p>48</text:p>
          </table:table-cell>
          <table:table-cell table:formula="of:=[.B8]+[.F8]+[.J8]+[.N8]" office:value-type="float" office:value="48">
            <text:p>48</text:p>
          </table:table-cell>
          <table:table-cell table:formula="of:=[.C8]+[.G8]+[.K8]+[.O8]" office:value-type="float" office:value="36.5">
            <text:p>36,5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formula="of:=[.B3]+[.B4]+[.B5]+[.B6]+[.B7]+[.B8]" office:value-type="float" office:value="58">
            <text:p>58</text:p>
          </table:table-cell>
          <table:table-cell table:formula="of:=[.C3]+[.C4]+[.C5]+[.C6]+[.C7]+[.C8]" office:value-type="float" office:value="42">
            <text:p>42</text:p>
          </table:table-cell>
          <table:table-cell/>
          <table:table-cell office:value-type="string">
            <text:p>total</text:p>
          </table:table-cell>
          <table:table-cell table:formula="of:=[.F3]+[.F4]+[.F5]+[.F6]+[.F7]+[.F8]" office:value-type="float" office:value="87.5">
            <text:p>87,5</text:p>
          </table:table-cell>
          <table:table-cell table:formula="of:=[.G3]+[.G4]+[.G5]+[.G6]+[.G7]+[.G8]" office:value-type="float" office:value="62.5">
            <text:p>62,5</text:p>
          </table:table-cell>
          <table:table-cell/>
          <table:table-cell office:value-type="string">
            <text:p>total</text:p>
          </table:table-cell>
          <table:table-cell table:formula="of:=[.J3]+[.J4]+[.J5]+[.J6]+[.J7]+[.J8]" office:value-type="float" office:value="66.8">
            <text:p>66,8</text:p>
          </table:table-cell>
          <table:table-cell table:formula="of:=[.K3]+[.K4]+[.K5]+[.K6]+[.K7]+[.K8]" office:value-type="float" office:value="72">
            <text:p>72</text:p>
          </table:table-cell>
          <table:table-cell/>
          <table:table-cell office:value-type="string">
            <text:p>total</text:p>
          </table:table-cell>
          <table:table-cell table:formula="of:=[.N3]+[.N4]+[.N5]+[.N6]+[.N7]+[.N8]" office:value-type="float" office:value="0">
            <text:p>0</text:p>
          </table:table-cell>
          <table:table-cell table:formula="of:=[.O3]+[.O4]+[.O5]+[.O6]+[.O7]+[.O8]" office:value-type="float" office:value="0">
            <text:p>0</text:p>
          </table:table-cell>
          <table:table-cell/>
          <table:table-cell office:value-type="string">
            <text:p>total</text:p>
          </table:table-cell>
          <table:table-cell table:formula="of:=[.R3]+[.R4]+[.R5]+[.R6]+[.R7]+[.R8]" office:value-type="float" office:value="146.5">
            <text:p>146,5</text:p>
          </table:table-cell>
          <table:table-cell table:formula="of:=[.S3]+[.S4]+[.S5]+[.S6]+[.S7]+[.S8]" office:value-type="float" office:value="35.3">
            <text:p>35,3</text:p>
          </table:table-cell>
          <table:table-cell table:formula="of:=[.T3]+[.T4]+[.T5]+[.T6]+[.T7]+[.T8]" office:value-type="float" office:value="29">
            <text:p>29</text:p>
          </table:table-cell>
          <table:table-cell table:number-columns-repeated="2"/>
          <table:table-cell table:formula="of:=[.W3]+[.W4]+[.W5]+[.W6]+[.W7]+[.W8]" office:value-type="float" office:value="210.8">
            <text:p>210,8</text:p>
          </table:table-cell>
          <table:table-cell table:formula="of:=[.X3]+[.X4]+[.X5]+[.X6]+[.X7]+[.X8]" office:value-type="float" office:value="212.3">
            <text:p>212,3</text:p>
          </table:table-cell>
          <table:table-cell/>
        </table:table-row>
        <table:table-row table:style-name="ro2">
          <table:table-cell table:style-name="ce1"/>
          <table:table-cell/>
          <table:table-cell table:formula="of:=[.B9]/[.C9]" office:value-type="float" office:value="1.38095238095238">
            <text:p>1,380952381</text:p>
          </table:table-cell>
          <table:table-cell table:number-columns-repeated="3"/>
          <table:table-cell table:formula="of:=[.F9]/[.G9]" office:value-type="float" office:value="1.4">
            <text:p>1,4</text:p>
          </table:table-cell>
          <table:table-cell table:number-columns-repeated="3"/>
          <table:table-cell table:formula="of:=[.J9]/[.K9]" office:value-type="float" office:value="0.927777777777778">
            <text:p>0,9277777778</text:p>
          </table:table-cell>
          <table:table-cell table:number-columns-repeated="14"/>
        </table:table-row>
        <table:table-row table:style-name="ro2">
          <table:table-cell table:number-columns-repeated="7"/>
          <table:table-cell>
            <draw:frame table:end-cell-address="Feuille1.L31" table:end-x="2.537cm" table:end-y="0.15cm" draw:z-index="2" draw:style-name="gr1" draw:text-style-name="P1" svg:width="11.863cm" svg:height="8.998cm" svg:x="1.735cm" svg:y="0.185cm">
              <draw:object draw:notify-on-update-of-ranges="Feuille1.I3:Feuille1.I8 Feuille1.J2:Feuille1.J2 Feuille1.J3:Feuille1.J8 Feuille1.K2:Feuille1.K2 Feuille1.K3:Feuille1.K8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 table:style-name="ce1"/>
          <table:table-cell table:number-columns-repeated="14"/>
        </table:table-row>
        <table:table-row table:style-name="ro2">
          <table:table-cell table:number-columns-repeated="10"/>
          <table:table-cell table:style-name="ce1"/>
          <table:table-cell table:number-columns-repeated="9"/>
          <table:table-cell>
            <draw:frame table:end-cell-address="Feuille1.AA32" table:end-x="1.246cm" table:end-y="0.226cm" draw:z-index="5" draw:style-name="gr1" draw:text-style-name="P1" svg:width="15.999cm" svg:height="8.999cm" svg:x="1.172cm" svg:y="0.26cm">
              <draw:object draw:notify-on-update-of-ranges="Feuille1.V2:Feuille1.V2 Feuille1.V3:Feuille1.V8 Feuille1.W2:Feuille1.W2 Feuille1.W3:Feuille1.W8 Feuille1.X2:Feuille1.X2 Feuille1.X3:Feuille1.X8 Feuille1.Y2:Feuille1.Y2 Feuille1.Y3:Feuille1.Y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/>
          <table:table-cell table:number-columns-repeated="4"/>
          <table:table-cell>
            <draw:frame table:end-cell-address="Feuille1.U32" table:end-x="2.231cm" table:end-y="0.439cm" draw:z-index="3" draw:style-name="gr1" draw:text-style-name="P1" svg:width="15.999cm" svg:height="8.999cm" svg:x="0.46cm" svg:y="0.021cm">
              <draw:object draw:notify-on-update-of-ranges="Feuille1.Q3:Feuille1.Q8 Feuille1.R2:Feuille1.R2 Feuille1.R3:Feuille1.R8 Feuille1.S2:Feuille1.S2 Feuille1.S3:Feuille1.S8 Feuille1.T2:Feuille1.T2 Feuille1.T3:Feuille1.T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>
            <draw:frame table:end-cell-address="Feuille1.D29" table:end-x="1.504cm" table:end-y="0.426cm" draw:z-index="0" draw:style-name="gr1" draw:text-style-name="P1" svg:width="12.674cm" svg:height="7.136cm" svg:x="0.001cm" svg:y="0.065cm">
              <draw:object draw:notify-on-update-of-ranges="Feuille1.A3:Feuille1.A8 Feuille1.B2:Feuille1.B2 Feuille1.B3:Feuille1.B8 Feuille1.C2:Feuille1.C2 Feuille1.C3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>
            <draw:frame table:end-cell-address="Feuille1.I31" table:end-x="0.565cm" table:end-y="0.083cm" draw:z-index="1" draw:style-name="gr1" draw:text-style-name="P1" svg:width="10.361cm" svg:height="7.546cm" svg:x="1.035cm" svg:y="0.215cm">
              <draw:object draw:notify-on-update-of-ranges="Feuille1.E3:Feuille1.E8 Feuille1.F2:Feuille1.F2 Feuille1.F3:Feuille1.F8 Feuille1.G2:Feuille1.G2 Feuille1.G3:Feuille1.G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ce1"/>
          <table:table-cell table:number-columns-repeated="14"/>
        </table:table-row>
        <table:table-row table:style-name="ro2">
          <table:table-cell table:number-columns-repeated="10"/>
          <table:table-cell table:style-name="ce1"/>
          <table:table-cell table:number-columns-repeated="14"/>
        </table:table-row>
        <table:table-row table:style-name="ro2">
          <table:table-cell table:number-columns-repeated="25"/>
        </table:table-row>
        <table:table-row table:style-name="ro2">
          <table:table-cell table:number-columns-repeated="11"/>
          <table:table-cell>
            <draw:frame table:end-cell-address="Feuille1.Q29" table:end-x="0.022cm" table:end-y="0.041cm" draw:z-index="4" draw:style-name="gr1" draw:text-style-name="P1" svg:width="11.55cm" svg:height="5.183cm" svg:x="2.107cm" svg:y="0.278cm">
              <draw:object draw:notify-on-update-of-ranges="Feuille1.M3:Feuille1.M8 Feuille1.N2:Feuille1.N2 Feuille1.N3:Feuille1.N8 Feuille1.O2:Feuille1.O2 Feuille1.O3:Feuille1.O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Feui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26/01/2015</text:date>, <text:time>17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26T17:25:42.42</dc:date>
    <dc:creator>Simon Rispal</dc:creator>
    <meta:editing-duration>P4DT12H19M53S</meta:editing-duration>
    <meta:editing-cycles>27</meta:editing-cycles>
    <meta:generator>OpenOffice/4.1.0$Win32 OpenOffice.org_project/410m18$Build-9764</meta:generator>
    <meta:document-statistic meta:table-count="3" meta:cell-count="1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675cm" svg:height="7.137cm" xlink:href=".." xlink:type="simple" chart:class="chart:bar" chart:style-name="ch1">
        <chart:title svg:x="0.915cm" svg:y="0.237cm" chart:style-name="ch2">
          <text:p>Répartition de la charge de travail : phase d'initialisation</text:p>
        </chart:title>
        <chart:legend svg:x="2.298cm" svg:y="1.195cm" style:legend-expansion="custom" chartooo:width="4.5cm" chartooo:height="1.027cm" style:legend-expansion-aspect-ratio="4.38169425511198" chart:style-name="ch3"/>
        <chart:plot-area chart:style-name="ch4" table:cell-range-address="Feuille1.A2:Feuille1.C8" chart:data-source-has-labels="both" svg:x="0.142cm" svg:y="1.071cm" svg:width="11.59cm" svg:height="5.537cm">
          <chartooo:coordinate-region svg:x="0.763cm" svg:y="1.283cm" svg:width="10.969cm" svg:height="4.652cm"/>
          <chart:axis chart:dimension="x" chart:name="primary-x" chart:style-name="ch5" chartooo:axis-type="auto">
            <chartooo:date-scale/>
            <chart:categories table:cell-range-address="Feuille1.A3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3:Feuille1.B8" chart:label-cell-address="Feuille1.B2:Feuille1.B2" chart:class="chart:bar">
            <chart:data-point chart:repeated="6"/>
          </chart:series>
          <chart:series chart:style-name="ch9" chart:values-cell-range-address="Feuille1.C3:Feuille1.C8" chart:label-cell-address="Feuille1.C2:Feuille1.C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B2:Feuille1.B2</svg:desc>
                </draw:g>
              </table:table-cell>
              <table:table-cell office:value-type="string">
                <text:p>nb d'heures estimées 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A3:Feuille1.A8</svg:desc>
                </draw:g>
              </table:table-cell>
              <table:table-cell office:value-type="float" office:value="16">
                <text:p>16</text:p>
                <draw:g>
                  <svg:desc>Feuille1.B3:Feuille1.B8</svg:desc>
                </draw:g>
              </table:table-cell>
              <table:table-cell office:value-type="float" office:value="15">
                <text:p>15</text:p>
                <draw:g>
                  <svg:desc>Feuille1.C3:Feuille1.C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9.5">
                <text:p>19.5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6cm" chart:style-name="ch2">
          <text:p>répartition de la charge de travail par activité</text:p>
        </chart:title>
        <chart:legend svg:x="5.369cm" svg:y="2.155cm" style:legend-expansion="custom" chartooo:width="3.434cm" chartooo:height="1.672cm" style:legend-expansion-aspect-ratio="2.05382775119617" chart:style-name="ch3"/>
        <chart:plot-area chart:style-name="ch4" table:cell-range-address="Feuille1.Q2:Feuille1.T8" chart:data-source-has-labels="both" svg:x="0.77cm" svg:y="1.634cm" svg:width="14.343cm" svg:height="6.764cm">
          <chartooo:coordinate-region svg:x="1.391cm" svg:y="1.846cm" svg:width="13.722cm" svg:height="5.879cm"/>
          <chart:axis chart:dimension="x" chart:name="primary-x" chart:style-name="ch5" chartooo:axis-type="auto">
            <chartooo:date-scale/>
            <chart:categories table:cell-range-address="Feuille1.Q3:Feuille1.Q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R3:Feuille1.R8" chart:label-cell-address="Feuille1.R2:Feuille1.R2" chart:class="chart:bar">
            <chart:data-point chart:repeated="6"/>
          </chart:series>
          <chart:series chart:style-name="ch9" chart:values-cell-range-address="Feuille1.S3:Feuille1.S8" chart:label-cell-address="Feuille1.S2:Feuille1.S2" chart:class="chart:bar">
            <chart:data-point chart:repeated="6"/>
          </chart:series>
          <chart:series chart:style-name="ch10" chart:values-cell-range-address="Feuille1.T3:Feuille1.T8" chart:label-cell-address="Feuille1.T2:Feuille1.T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duction </text:p>
                <draw:g>
                  <svg:desc>Feuille1.R2:Feuille1.R2</svg:desc>
                </draw:g>
              </table:table-cell>
              <table:table-cell office:value-type="string">
                <text:p>qualité</text:p>
                <draw:g>
                  <svg:desc>Feuille1.S2:Feuille1.S2</svg:desc>
                </draw:g>
              </table:table-cell>
              <table:table-cell office:value-type="string">
                <text:p>gestion de projet</text:p>
                <draw:g>
                  <svg:desc>Feuille1.T2:Feuille1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Q3:Feuille1.Q8</svg:desc>
                </draw:g>
              </table:table-cell>
              <table:table-cell office:value-type="float" office:value="17.5">
                <text:p>17.5</text:p>
                <draw:g>
                  <svg:desc>Feuille1.R3:Feuille1.R8</svg:desc>
                </draw:g>
              </table:table-cell>
              <table:table-cell office:value-type="float" office:value="29.8">
                <text:p>29.8</text:p>
                <draw:g>
                  <svg:desc>Feuille1.S3:Feuille1.S8</svg:desc>
                </draw:g>
              </table:table-cell>
              <table:table-cell office:value-type="float" office:value="NaN">
                <text:p>NaN</text:p>
                <draw:g>
                  <svg:desc>Feuille1.T3:Feuille1.T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3.5">
                <text:p>13.5</text:p>
              </table:table-cell>
              <table:table-cell office:value-type="float" office:value="5.5">
                <text:p>5.5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51cm" svg:height="5.184cm" xlink:href=".." xlink:type="simple" chart:class="chart:bar" chart:style-name="ch1">
        <chart:title svg:x="1.286cm" svg:y="0.239cm" chart:style-name="ch2">
          <text:p>Répartition de la charge de travail : Evaluation</text:p>
        </chart:title>
        <chart:legend svg:x="4.336cm" svg:y="1.194cm" style:legend-expansion="custom" chartooo:width="2.819cm" chartooo:height="0.66cm" style:legend-expansion-aspect-ratio="4.27121212121212" chart:style-name="ch3"/>
        <chart:plot-area chart:style-name="ch4" table:cell-range-address="Feuille1.M2:Feuille1.O8" chart:data-source-has-labels="both" svg:x="0.383cm" svg:y="0.85cm" svg:width="10.547cm" svg:height="4.271cm">
          <chartooo:coordinate-region svg:x="1.004cm" svg:y="1.062cm" svg:width="9.926cm" svg:height="3.386cm"/>
          <chart:axis chart:dimension="x" chart:name="primary-x" chart:style-name="ch5" chartooo:axis-type="auto">
            <chartooo:date-scale/>
            <chart:categories table:cell-range-address="Feuille1.M3:Feuille1.M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N3:Feuille1.N8" chart:label-cell-address="Feuille1.N2:Feuille1.N2" chart:class="chart:bar">
            <chart:data-point chart:repeated="6"/>
          </chart:series>
          <chart:series chart:style-name="ch9" chart:values-cell-range-address="Feuille1.O3:Feuille1.O8" chart:label-cell-address="Feuille1.O2:Feuille1.O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N2:Feuille1.N2</svg:desc>
                </draw:g>
              </table:table-cell>
              <table:table-cell office:value-type="string">
                <text:p>nb d'heures estimées </text:p>
                <draw:g>
                  <svg:desc>Feuille1.O2:Feuille1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M3:Feuille1.M8</svg:desc>
                </draw:g>
              </table:table-cell>
              <table:table-cell office:value-type="float" office:value="NaN">
                <text:p>NaN</text:p>
                <draw:g>
                  <svg:desc>Feuille1.N3:Feuille1.N8</svg:desc>
                </draw:g>
              </table:table-cell>
              <table:table-cell office:value-type="float" office:value="NaN">
                <text:p>NaN</text:p>
                <draw:g>
                  <svg:desc>Feuille1.O3:Feuille1.O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62cm" svg:height="7.547cm" xlink:href=".." xlink:type="simple" chart:class="chart:bar" chart:style-name="ch1">
        <chart:title svg:x="-0.604cm" svg:y="0.286cm" chart:style-name="ch2">
          <text:p>Répartition de la charge de travail : Expression des besoins</text:p>
        </chart:title>
        <chart:legend svg:x="3.159cm" svg:y="1.327cm" style:legend-expansion="custom" chartooo:width="4.432cm" chartooo:height="1.843cm" style:legend-expansion-aspect-ratio="2.40477482365708" chart:style-name="ch3"/>
        <chart:plot-area chart:style-name="ch4" table:cell-range-address="Feuille1.E2:Feuille1.G8" chart:data-source-has-labels="both" svg:x="0.148cm" svg:y="1.327cm" svg:width="9.246cm" svg:height="5.903cm">
          <chartooo:coordinate-region svg:x="0.769cm" svg:y="1.539cm" svg:width="8.625cm" svg:height="5.018cm"/>
          <chart:axis chart:dimension="x" chart:name="primary-x" chart:style-name="ch5" chartooo:axis-type="auto">
            <chartooo:date-scale/>
            <chart:categories table:cell-range-address="Feuille1.E3:Feuille1.E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F3:Feuille1.F8" chart:label-cell-address="Feuille1.F2:Feuille1.F2" chart:class="chart:bar">
            <chart:data-point chart:repeated="6"/>
          </chart:series>
          <chart:series chart:style-name="ch9" chart:values-cell-range-address="Feuille1.G3:Feuille1.G8" chart:label-cell-address="Feuille1.G2:Feuille1.G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F2:Feuille1.F2</svg:desc>
                </draw:g>
              </table:table-cell>
              <table:table-cell office:value-type="string">
                <text:p>nb d'heures estimées </text:p>
                <draw:g>
                  <svg:desc>Feuille1.G2:Feuille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E3:Feuille1.E8</svg:desc>
                </draw:g>
              </table:table-cell>
              <table:table-cell office:value-type="float" office:value="19.5">
                <text:p>19.5</text:p>
                <draw:g>
                  <svg:desc>Feuille1.F3:Feuille1.F8</svg:desc>
                </draw:g>
              </table:table-cell>
              <table:table-cell office:value-type="float" office:value="12.5">
                <text:p>12.5</text:p>
                <draw:g>
                  <svg:desc>Feuille1.G3:Feuille1.G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5.5">
                <text:p>15.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4cm" svg:height="8.999cm" xlink:href=".." xlink:type="simple" chart:class="chart:bar" chart:style-name="ch1">
        <chart:title svg:x="1.655cm" svg:y="0.315cm" chart:style-name="ch2">
          <text:p>répartition de la charge de travail : solutions</text:p>
        </chart:title>
        <chart:legend svg:x="3.062cm" svg:y="1.412cm" style:legend-expansion="custom" chartooo:width="4.487cm" chartooo:height="1.915cm" style:legend-expansion-aspect-ratio="2.34308093994778" chart:style-name="ch3"/>
        <chart:plot-area chart:style-name="ch4" table:cell-range-address="Feuille1.I2:Feuille1.K8" chart:data-source-has-labels="both" svg:x="0.326cm" svg:y="1.412cm" svg:width="10.857cm" svg:height="7.541cm">
          <chartooo:coordinate-region svg:x="0.947cm" svg:y="1.624cm" svg:width="10.236cm" svg:height="6.656cm"/>
          <chart:axis chart:dimension="x" chart:name="primary-x" chart:style-name="ch5" chartooo:axis-type="auto">
            <chartooo:date-scale/>
            <chart:categories table:cell-range-address="Feuille1.I3:Feuille1.I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J3:Feuille1.J8" chart:label-cell-address="Feuille1.J2:Feuille1.J2" chart:class="chart:bar">
            <chart:data-point chart:repeated="6"/>
          </chart:series>
          <chart:series chart:style-name="ch9" chart:values-cell-range-address="Feuille1.K3:Feuille1.K8" chart:label-cell-address="Feuille1.K2:Feuille1.K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J2:Feuille1.J2</svg:desc>
                </draw:g>
              </table:table-cell>
              <table:table-cell office:value-type="string">
                <text:p>nb d'heures estimées </text:p>
                <draw:g>
                  <svg:desc>Feuille1.K2:Feuille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I3:Feuille1.I8</svg:desc>
                </draw:g>
              </table:table-cell>
              <table:table-cell office:value-type="float" office:value="18.3">
                <text:p>18.3</text:p>
                <draw:g>
                  <svg:desc>Feuille1.J3:Feuille1.J8</svg:desc>
                </draw:g>
              </table:table-cell>
              <table:table-cell office:value-type="float" office:value="19.5">
                <text:p>19.5</text:p>
                <draw:g>
                  <svg:desc>Feuille1.K3:Feuille1.K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9.5">
                <text:p>9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3">
                <text:p>13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5.213cm" svg:y="1.275cm" style:legend-expansion="custom" chartooo:width="3.561cm" chartooo:height="1.672cm" style:legend-expansion-aspect-ratio="2.12978468899522" chart:style-name="ch2"/>
        <chart:plot-area chart:style-name="ch3" table:cell-range-address="Feuille1.V2:Feuille1.Y8" chart:data-source-has-labels="both" svg:x="0.686cm" svg:y="0.828cm" svg:width="14.731cm" svg:height="7.543cm">
          <chartooo:coordinate-region svg:x="1.307cm" svg:y="1.04cm" svg:width="14.11cm" svg:height="6.658cm"/>
          <chart:axis chart:dimension="x" chart:name="primary-x" chart:style-name="ch4" chartooo:axis-type="auto">
            <chartooo:date-scale/>
            <chart:categories table:cell-range-address="Feuille1.V3:Feuille1.V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W3:Feuille1.W8" chart:label-cell-address="Feuille1.W2:Feuille1.W2" chart:class="chart:bar">
            <chart:data-point chart:repeated="6"/>
          </chart:series>
          <chart:series chart:style-name="ch8" chart:values-cell-range-address="Feuille1.X3:Feuille1.X8" chart:label-cell-address="Feuille1.X2:Feuille1.X2" chart:class="chart:bar">
            <chart:data-point chart:repeated="6"/>
          </chart:series>
          <chart:series chart:style-name="ch9" chart:values-cell-range-address="Feuille1.Y3:Feuille1.Y8" chart:label-cell-address="Feuille1.Y2:Feuille1.Y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W2:Feuille1.W2</svg:desc>
                </draw:g>
              </table:table-cell>
              <table:table-cell office:value-type="string">
                <text:p/>
                <draw:g>
                  <svg:desc>Feuille1.X2:Feuille1.X2</svg:desc>
                </draw:g>
              </table:table-cell>
              <table:table-cell office:value-type="string">
                <text:p>nb heures estimées</text:p>
                <draw:g>
                  <svg:desc>Feuille1.Y2:Feuille1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hony </text:p>
                <draw:g>
                  <svg:desc>Feuille1.V3:Feuille1.V8</svg:desc>
                </draw:g>
              </table:table-cell>
              <table:table-cell office:value-type="float" office:value="47.3">
                <text:p>47.3</text:p>
                <draw:g>
                  <svg:desc>Feuille1.W3:Feuille1.W8</svg:desc>
                </draw:g>
              </table:table-cell>
              <table:table-cell office:value-type="float" office:value="53.8">
                <text:p>53.8</text:p>
                <draw:g>
                  <svg:desc>Feuille1.X3:Feuille1.X8</svg:desc>
                </draw:g>
              </table:table-cell>
              <table:table-cell office:value-type="float" office:value="47">
                <text:p>47</text:p>
                <draw:g>
                  <svg:desc>Feuille1.Y3:Feuille1.Y8</svg:desc>
                </draw:g>
              </table:table-cell>
            </table:table-row>
            <table:table-row>
              <table:table-cell office:value-type="string">
                <text:p>Victor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Romain</text:p>
              </table:table-cell>
              <table:table-cell office:value-type="float" office:value="20.5">
                <text:p>20.5</text:p>
              </table:table-cell>
              <table:table-cell office:value-type="float" office:value="17.5">
                <text:p>17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Hoang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Okba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.5">
                <text:p>36.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